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Regnauld_1996_01">
            <text:p>Regnauld_1996_01</text:p>
          </table:table-cell>
          <table:table-cell office:value-type="float" office:value="48.695">
            <text:p>48.695</text:p>
          </table:table-cell>
          <table:table-cell office:value-type="float" office:value="-1.877">
            <text:p>-1.877</text:p>
          </table:table-cell>
          <table:table-cell office:value-type="float" office:value="7310.0">
            <text:p>7310.0</text:p>
          </table:table-cell>
          <table:table-cell office:value-type="float" office:value="128.0">
            <text:p>12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1">
            <text:p>-9.1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RegnauldEtal1996,StephanGoslin2014,GarciaArtolaEtal2018">
            <text:p>RegnauldEtal1996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2">
            <text:p>GrN-14142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6075.0">
            <text:p>6075.0</text:p>
          </table:table-cell>
          <table:table-cell office:value-type="float" office:value="110.0">
            <text:p>110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6">
            <text:p>-5.6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5">
            <text:p>GrN-14145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6540.0">
            <text:p>6540.0</text:p>
          </table:table-cell>
          <table:table-cell office:value-type="float" office:value="122.0">
            <text:p>122.0</text:p>
          </table:table-cell>
          <table:table-cell office:value-type="string" office:value="peaty jyttja and reed remains">
            <text:p>peaty jyttja and reed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9.0">
            <text:p>-9.0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6">
            <text:p>GrN-14146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295.0">
            <text:p>5295.0</text:p>
          </table:table-cell>
          <table:table-cell office:value-type="float" office:value="106.0">
            <text:p>106.0</text:p>
          </table:table-cell>
          <table:table-cell office:value-type="string" office:value="oxidized reed peat">
            <text:p>oxidized 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4">
            <text:p>GrN-14144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425.0">
            <text:p>5425.0</text:p>
          </table:table-cell>
          <table:table-cell office:value-type="float" office:value="108.0">
            <text:p>108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">
            <text:p>-5.1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3">
            <text:p>GrN-14143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820.0">
            <text:p>5820.0</text:p>
          </table:table-cell>
          <table:table-cell office:value-type="float" office:value="108.0">
            <text:p>108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38">
            <text:p>GrN-14138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6625.0">
            <text:p>6625.0</text:p>
          </table:table-cell>
          <table:table-cell office:value-type="float" office:value="106.0">
            <text:p>106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8.7">
            <text:p>-8.7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0">
            <text:p>GrN-14140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800.0">
            <text:p>5800.0</text:p>
          </table:table-cell>
          <table:table-cell office:value-type="float" office:value="110.0">
            <text:p>110.0</text:p>
          </table:table-cell>
          <table:table-cell office:value-type="string" office:value="reed peat and peaty jyttja">
            <text:p>reed peat and peaty j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39">
            <text:p>GrN-14139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980.0">
            <text:p>5980.0</text:p>
          </table:table-cell>
          <table:table-cell office:value-type="float" office:value="117.0">
            <text:p>117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3">
            <text:p>-5.3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StephanGoslin2014,GarciaArtolaEtal2018">
            <text:p>vandePlassche1991a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Regnauld_1996_02">
            <text:p>Regnauld_1996_02</text:p>
          </table:table-cell>
          <table:table-cell office:value-type="float" office:value="48.695">
            <text:p>48.695</text:p>
          </table:table-cell>
          <table:table-cell office:value-type="float" office:value="-1.877">
            <text:p>-1.877</text:p>
          </table:table-cell>
          <table:table-cell office:value-type="float" office:value="2630.0">
            <text:p>2630.0</text:p>
          </table:table-cell>
          <table:table-cell office:value-type="float" office:value="164.0">
            <text:p>164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RegnauldEtal1996,StephanGoslin2014,GarciaArtolaEtal2018">
            <text:p>RegnauldEtal1996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7">
            <text:p>GrN-14147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4835.0">
            <text:p>4835.0</text:p>
          </table:table-cell>
          <table:table-cell office:value-type="float" office:value="106.0">
            <text:p>106.0</text:p>
          </table:table-cell>
          <table:table-cell office:value-type="string" office:value="reed peat and leaf remains">
            <text:p>reed peat and leaf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">
            <text:p>-4.4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Regnauld_1996_03">
            <text:p>Regnauld_1996_03</text:p>
          </table:table-cell>
          <table:table-cell office:value-type="float" office:value="48.695">
            <text:p>48.695</text:p>
          </table:table-cell>
          <table:table-cell office:value-type="float" office:value="-1.877">
            <text:p>-1.877</text:p>
          </table:table-cell>
          <table:table-cell office:value-type="float" office:value="4020.0">
            <text:p>4020.0</text:p>
          </table:table-cell>
          <table:table-cell office:value-type="float" office:value="197.0">
            <text:p>19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5">
            <text:p>1.5</text:p>
          </table:table-cell>
          <table:table-cell office:value-type="float" office:value="5.4">
            <text:p>5.4</text:p>
          </table:table-cell>
          <table:table-cell office:value-type="float" office:value="5.4">
            <text:p>5.4</text:p>
          </table:table-cell>
          <table:table-cell office:value-type="string" office:value="RegnauldEtal1996,StephanGoslin2014,GarciaArtolaEtal2018">
            <text:p>RegnauldEtal1996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1">
            <text:p>GrN-14141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450.0">
            <text:p>5450.0</text:p>
          </table:table-cell>
          <table:table-cell office:value-type="float" office:value="106.0">
            <text:p>106.0</text:p>
          </table:table-cell>
          <table:table-cell office:value-type="string" office:value="amorphous peat">
            <text:p>amorphou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8">
            <text:p>GrN-14148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2820.0">
            <text:p>2820.0</text:p>
          </table:table-cell>
          <table:table-cell office:value-type="float" office:value="104.0">
            <text:p>104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4">
            <text:p>GrN-14154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535.0">
            <text:p>5535.0</text:p>
          </table:table-cell>
          <table:table-cell office:value-type="float" office:value="104.0">
            <text:p>104.0</text:p>
          </table:table-cell>
          <table:table-cell office:value-type="string" office:value="oxidized reed peat">
            <text:p>oxidized 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3">
            <text:p>-4.3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Poz-14593">
            <text:p>Poz-14593</text:p>
          </table:table-cell>
          <table:table-cell office:value-type="float" office:value="48.651">
            <text:p>48.651</text:p>
          </table:table-cell>
          <table:table-cell office:value-type="float" office:value="-1.861">
            <text:p>-1.861</text:p>
          </table:table-cell>
          <table:table-cell office:value-type="float" office:value="6140.0">
            <text:p>6140.0</text:p>
          </table:table-cell>
          <table:table-cell office:value-type="float" office:value="40.0">
            <text:p>40.0</text:p>
          </table:table-cell>
          <table:table-cell office:value-type="string" office:value="Hydrobia and Donax juvenile shells">
            <text:p>Hydrobia and Donax juveni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6">
            <text:p>-9.6</text:p>
          </table:table-cell>
          <table:table-cell office:value-type="float" office:value="5.7">
            <text:p>5.7</text:p>
          </table:table-cell>
          <table:table-cell office:value-type="float" office:value="5.7">
            <text:p>5.7</text:p>
          </table:table-cell>
          <table:table-cell office:value-type="string" office:value="Billeaud2007,StephanGoslin2014,GarciaArtolaEtal2018">
            <text:p>Billeaud2007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49">
            <text:p>GrN-14149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6070.0">
            <text:p>6070.0</text:p>
          </table:table-cell>
          <table:table-cell office:value-type="float" office:value="110.0">
            <text:p>110.0</text:p>
          </table:table-cell>
          <table:table-cell office:value-type="string" office:value="peaty clay and reed remains">
            <text:p>peaty clay and reed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7">
            <text:p>-5.7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Poz-14752">
            <text:p>Poz-14752</text:p>
          </table:table-cell>
          <table:table-cell office:value-type="float" office:value="48.635">
            <text:p>48.635</text:p>
          </table:table-cell>
          <table:table-cell office:value-type="float" office:value="-1.359">
            <text:p>-1.359</text:p>
          </table:table-cell>
          <table:table-cell office:value-type="float" office:value="5020.0">
            <text:p>5020.0</text:p>
          </table:table-cell>
          <table:table-cell office:value-type="float" office:value="106.0">
            <text:p>10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.0">
            <text:p>3.0</text:p>
          </table:table-cell>
          <table:table-cell office:value-type="float" office:value="5.7">
            <text:p>5.7</text:p>
          </table:table-cell>
          <table:table-cell office:value-type="float" office:value="5.7">
            <text:p>5.7</text:p>
          </table:table-cell>
          <table:table-cell office:value-type="string" office:value="Billeaud2007,StephanGoslin2014,GarciaArtolaEtal2018">
            <text:p>Billeaud2007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61">
            <text:p>GrN-14161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4960.0">
            <text:p>4960.0</text:p>
          </table:table-cell>
          <table:table-cell office:value-type="float" office:value="106.0">
            <text:p>106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9">
            <text:p>-3.9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60">
            <text:p>GrN-14160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305.0">
            <text:p>5305.0</text:p>
          </table:table-cell>
          <table:table-cell office:value-type="float" office:value="106.0">
            <text:p>106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2">
            <text:p>-4.2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9">
            <text:p>GrN-14159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760.0">
            <text:p>5760.0</text:p>
          </table:table-cell>
          <table:table-cell office:value-type="float" office:value="117.0">
            <text:p>117.0</text:p>
          </table:table-cell>
          <table:table-cell office:value-type="string" office:value="peaty clay">
            <text:p>peaty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">
            <text:p>-4.7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8">
            <text:p>GrN-14158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725.0">
            <text:p>5725.0</text:p>
          </table:table-cell>
          <table:table-cell office:value-type="float" office:value="108.0">
            <text:p>108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5">
            <text:p>-6.5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7">
            <text:p>GrN-14157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4430.0">
            <text:p>4430.0</text:p>
          </table:table-cell>
          <table:table-cell office:value-type="float" office:value="106.0">
            <text:p>106.0</text:p>
          </table:table-cell>
          <table:table-cell office:value-type="string" office:value="oxidized peat">
            <text:p>oxidiz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6">
            <text:p>GrN-14156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4870.0">
            <text:p>4870.0</text:p>
          </table:table-cell>
          <table:table-cell office:value-type="float" office:value="106.0">
            <text:p>106.0</text:p>
          </table:table-cell>
          <table:table-cell office:value-type="string" office:value="oxidized peat">
            <text:p>oxidiz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Poz-20264">
            <text:p>Poz-20264</text:p>
          </table:table-cell>
          <table:table-cell office:value-type="float" office:value="48.624">
            <text:p>48.624</text:p>
          </table:table-cell>
          <table:table-cell office:value-type="float" office:value="-1.85">
            <text:p>-1.85</text:p>
          </table:table-cell>
          <table:table-cell office:value-type="float" office:value="1410.0">
            <text:p>1410.0</text:p>
          </table:table-cell>
          <table:table-cell office:value-type="float" office:value="30.0">
            <text:p>30.0</text:p>
          </table:table-cell>
          <table:table-cell office:value-type="string" office:value="Cardium, Hydrobia, Donax juvenile shells">
            <text:p>Cardium, Hydrobia, Donax juveni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9">
            <text:p>-1.9</text:p>
          </table:table-cell>
          <table:table-cell office:value-type="float" office:value="5.7">
            <text:p>5.7</text:p>
          </table:table-cell>
          <table:table-cell office:value-type="float" office:value="5.7">
            <text:p>5.7</text:p>
          </table:table-cell>
          <table:table-cell office:value-type="string" office:value="Billeaud2007,StephanGoslin2014,GarciaArtolaEtal2018">
            <text:p>Billeaud2007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3">
            <text:p>GrN-14153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4340.0">
            <text:p>4340.0</text:p>
          </table:table-cell>
          <table:table-cell office:value-type="float" office:value="106.0">
            <text:p>106.0</text:p>
          </table:table-cell>
          <table:table-cell office:value-type="string" office:value="oxidized reed peat and wood remains">
            <text:p>oxidized reed peat and wood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9">
            <text:p>-2.9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2">
            <text:p>GrN-14152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4385.0">
            <text:p>4385.0</text:p>
          </table:table-cell>
          <table:table-cell office:value-type="float" office:value="108.0">
            <text:p>108.0</text:p>
          </table:table-cell>
          <table:table-cell office:value-type="string" office:value="humic clay and vegetation remains">
            <text:p>humic clay and vegetation remains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1">
            <text:p>-3.1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1">
            <text:p>GrN-14151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4730.0">
            <text:p>4730.0</text:p>
          </table:table-cell>
          <table:table-cell office:value-type="float" office:value="117.0">
            <text:p>117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">
            <text:p>-3.2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Poz-14592">
            <text:p>Poz-14592</text:p>
          </table:table-cell>
          <table:table-cell office:value-type="float" office:value="48.651">
            <text:p>48.651</text:p>
          </table:table-cell>
          <table:table-cell office:value-type="float" office:value="-1.861">
            <text:p>-1.861</text:p>
          </table:table-cell>
          <table:table-cell office:value-type="float" office:value="5445.0">
            <text:p>5445.0</text:p>
          </table:table-cell>
          <table:table-cell office:value-type="float" office:value="35.0">
            <text:p>35.0</text:p>
          </table:table-cell>
          <table:table-cell office:value-type="string" office:value="Hydrobia and Donax juvenile shells">
            <text:p>Hydrobia and Donax juveni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6.0">
            <text:p>-6.0</text:p>
          </table:table-cell>
          <table:table-cell office:value-type="float" office:value="5.7">
            <text:p>5.7</text:p>
          </table:table-cell>
          <table:table-cell office:value-type="float" office:value="5.7">
            <text:p>5.7</text:p>
          </table:table-cell>
          <table:table-cell office:value-type="string" office:value="Billeaud2007,StephanGoslin2014,GarciaArtolaEtal2018">
            <text:p>Billeaud2007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0">
            <text:p>GrN-14150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365.0">
            <text:p>5365.0</text:p>
          </table:table-cell>
          <table:table-cell office:value-type="float" office:value="106.0">
            <text:p>106.0</text:p>
          </table:table-cell>
          <table:table-cell office:value-type="string" office:value="reed peat">
            <text:p>re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4">
            <text:p>-4.4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  <table:table-row>
          <table:table-cell office:value-type="string" office:value="Gulf_of_Saint-Malo">
            <text:p>Gulf_of_Saint-Malo</text:p>
          </table:table-cell>
          <table:table-cell office:value-type="string" office:value="radiocarbon">
            <text:p>radiocarbon</text:p>
          </table:table-cell>
          <table:table-cell office:value-type="string" office:value="GrN-14155">
            <text:p>GrN-14155</text:p>
          </table:table-cell>
          <table:table-cell office:value-type="float" office:value="48.601">
            <text:p>48.601</text:p>
          </table:table-cell>
          <table:table-cell office:value-type="float" office:value="-1.793">
            <text:p>-1.793</text:p>
          </table:table-cell>
          <table:table-cell office:value-type="float" office:value="5030.0">
            <text:p>5030.0</text:p>
          </table:table-cell>
          <table:table-cell office:value-type="float" office:value="106.0">
            <text:p>106.0</text:p>
          </table:table-cell>
          <table:table-cell office:value-type="string" office:value="oxidized peat">
            <text:p>oxidiz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1">
            <text:p>-4.1</text:p>
          </table:table-cell>
          <table:table-cell office:value-type="float" office:value="5.9">
            <text:p>5.9</text:p>
          </table:table-cell>
          <table:table-cell office:value-type="float" office:value="5.9">
            <text:p>5.9</text:p>
          </table:table-cell>
          <table:table-cell office:value-type="string" office:value="vandePlassche1991a,LeorriEtal2012,StephanGoslin2014,GarciaArtolaEtal2018">
            <text:p>vandePlassche1991a,LeorriEtal2012,StephanGoslin2014,GarciaArtol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